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9E00002EE9000007D29F2D4509561F295F.svm" manifest:media-type=""/>
  <manifest:file-entry manifest:full-path="Pictures/2000009D00002EE9000007CFE977E951A2FB5CB4.svm" manifest:media-type=""/>
  <manifest:file-entry manifest:full-path="Pictures/2000008400002718000007D29487E57F0E735F16.svm" manifest:media-type=""/>
  <manifest:file-entry manifest:full-path="Pictures/2000008400002718000007D20A76ED467DCF4403.svm" manifest:media-type=""/>
  <manifest:file-entry manifest:full-path="Pictures/20000154000065A0000007D28DAE1AA332511EFD.svm" manifest:media-type=""/>
  <manifest:file-entry manifest:full-path="Pictures/200000B5000036BA000007CF0F910E6393B8ED5A.svm" manifest:media-type=""/>
  <manifest:file-entry manifest:full-path="Pictures/2000016900006D71000007CF8EB19FC8618A04E9.svm" manifest:media-type=""/>
  <manifest:file-entry manifest:full-path="Pictures/2000009D00002EE9000007CFA7C79A8DABEB8158.svm" manifest:media-type=""/>
  <manifest:file-entry manifest:full-path="Pictures/2000009D00002EE9000007CFD26BEBF5AD83BC9D.svm" manifest:media-type=""/>
  <manifest:file-entry manifest:full-path="Pictures/2000008400002718000007D2E7A3D3AA6C1C2C34.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3642" officeooo:paragraph-rsid="001a3642"/>
    </style:style>
    <style:style style:name="P2" style:family="paragraph" style:parent-style-name="Standard">
      <style:text-properties officeooo:rsid="001a3642" officeooo:paragraph-rsid="001bbc50"/>
    </style:style>
    <style:style style:name="P3" style:family="paragraph" style:parent-style-name="Standard">
      <style:text-properties officeooo:rsid="001a3642" officeooo:paragraph-rsid="001cbca0"/>
    </style:style>
    <style:style style:name="P4" style:family="paragraph" style:parent-style-name="Standard">
      <style:text-properties officeooo:rsid="001bbc50" officeooo:paragraph-rsid="001bbc50"/>
    </style:style>
    <style:style style:name="P5" style:family="paragraph" style:parent-style-name="Standard">
      <style:text-properties officeooo:rsid="001cbca0" officeooo:paragraph-rsid="001cbca0"/>
    </style:style>
    <style:style style:name="P6" style:family="paragraph" style:parent-style-name="Standard">
      <style:text-properties officeooo:rsid="001e3e84" officeooo:paragraph-rsid="001e3e84"/>
    </style:style>
    <style:style style:name="P7" style:family="paragraph" style:parent-style-name="Standard">
      <style:text-properties officeooo:rsid="001f3f64" officeooo:paragraph-rsid="001f3f64"/>
    </style:style>
    <style:style style:name="P8" style:family="paragraph" style:parent-style-name="Standard">
      <style:text-properties officeooo:rsid="001f3f64" officeooo:paragraph-rsid="001fbaa8"/>
    </style:style>
    <style:style style:name="P9" style:family="paragraph" style:parent-style-name="Standard">
      <style:text-properties officeooo:rsid="001fbaa8" officeooo:paragraph-rsid="001fbaa8"/>
    </style:style>
    <style:style style:name="P10" style:family="paragraph" style:parent-style-name="Standard">
      <style:text-properties officeooo:rsid="002156e7" officeooo:paragraph-rsid="002156e7"/>
    </style:style>
    <style:style style:name="P11" style:family="paragraph" style:parent-style-name="Standard">
      <style:text-properties officeooo:rsid="0022baea" officeooo:paragraph-rsid="0022baea"/>
    </style:style>
    <style:style style:name="P12" style:family="paragraph" style:parent-style-name="Standard">
      <style:text-properties officeooo:rsid="00255dfc" officeooo:paragraph-rsid="00255dfc"/>
    </style:style>
    <style:style style:name="P13" style:family="paragraph" style:parent-style-name="Standard">
      <style:text-properties officeooo:rsid="0025764e" officeooo:paragraph-rsid="0025764e"/>
    </style:style>
    <style:style style:name="P14" style:family="paragraph" style:parent-style-name="Standard">
      <style:text-properties officeooo:rsid="00272358" officeooo:paragraph-rsid="00272358"/>
    </style:style>
    <style:style style:name="P15" style:family="paragraph">
      <loext:graphic-properties draw:fill="none"/>
    </style:style>
    <style:style style:name="T1" style:family="text">
      <style:text-properties officeooo:rsid="001bbc50"/>
    </style:style>
    <style:style style:name="T2" style:family="text">
      <style:text-properties officeooo:rsid="001cbca0"/>
    </style:style>
    <style:style style:name="T3" style:family="text">
      <style:text-properties officeooo:rsid="001e3e84"/>
    </style:style>
    <style:style style:name="T4" style:family="text">
      <style:text-properties officeooo:rsid="001f3f64"/>
    </style:style>
    <style:style style:name="T5" style:family="text">
      <style:text-properties officeooo:rsid="001fbaa8"/>
    </style:style>
    <style:style style:name="T6" style:family="text">
      <style:text-properties officeooo:rsid="001fedc9"/>
    </style:style>
    <style:style style:name="T7" style:family="text">
      <style:text-properties officeooo:rsid="00248323"/>
    </style:style>
    <style:style style:name="T8" style:family="text">
      <style:text-properties officeooo:rsid="00255dfc"/>
    </style:style>
    <style:style style:name="T9" style:family="text">
      <style:text-properties officeooo:rsid="002723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RT 1</text:p>
      <text:p text:style-name="P1"/>
      <text:p text:style-name="P1">ROUND ROBIN</text:p>
      <text:p text:style-name="P1"/>
      <text:p text:style-name="P1"><draw:g text:anchor-type="paragraph" draw:z-index="4" draw:name="Shape1" draw:style-name="gr1"><draw:frame draw:style-name="gr2" draw:text-style-name="P15" svg:width="5.2307in" svg:height="0.4016in" svg:x="0.6898in" svg:y="0.0937in"><draw:image xlink:href="Pictures/20000154000065A0000007D28DAE1AA332511EFD.svm" xlink:type="simple" xlink:show="embed" xlink:actuate="onLoad"><text:p/></draw:image></draw:frame><draw:frame draw:style-name="gr2" draw:text-style-name="P15" svg:width="5.6331in" svg:height="0.4016in" svg:x="0.5118in" svg:y="0.5339in"><draw:image xlink:href="Pictures/2000016900006D71000007CF8EB19FC8618A04E9.svm" xlink:type="simple" xlink:show="embed" xlink:actuate="onLoad"><text:p/></draw:image></draw:frame></draw:g></text:p>
      <text:p text:style-name="P1"/>
      <text:p text:style-name="P1"/>
      <text:p text:style-name="P1"/>
      <text:p text:style-name="P1"/>
      <text:p text:style-name="P1"/>
      <text:p text:style-name="P1">turn around time – <text:span text:style-name="T3">12.2</text:span>+7cs</text:p>
      <text:p text:style-name="P1">wait time – <text:span text:style-name="T3">7.6</text:span>+7cs</text:p>
      <text:p text:style-name="P1"/>
      <text:p text:style-name="P4">FCFS</text:p>
      <text:p text:style-name="P4"/>
      <text:p text:style-name="P4"><draw:g text:anchor-type="paragraph" draw:z-index="0" draw:name="Shape2" draw:style-name="gr1"><draw:frame draw:style-name="gr2" draw:text-style-name="P15" svg:width="2.2122in" svg:height="0.4421in" svg:x="2.2031in" svg:y="0in"><draw:image xlink:href="Pictures/2000008400002718000007D2E7A3D3AA6C1C2C34.svm" xlink:type="simple" xlink:show="embed" xlink:actuate="onLoad"><text:p/></draw:image></draw:frame><draw:frame draw:style-name="gr2" draw:text-style-name="P15" svg:width="2.6543in" svg:height="0.4413in" svg:x="2.0252in" svg:y="0.4154in"><draw:image xlink:href="Pictures/2000009D00002EE9000007CFA7C79A8DABEB8158.svm" xlink:type="simple" xlink:show="embed" xlink:actuate="onLoad"><text:p/></draw:image></draw:frame></draw:g></text:p>
      <text:p text:style-name="P4"/>
      <text:p text:style-name="P4"/>
      <text:p text:style-name="P4"/>
      <text:p text:style-name="P2">turn around time – <text:span text:style-name="T1">13.2+2</text:span>cs</text:p>
      <text:p text:style-name="P2">wait time – <text:span text:style-name="T1">8.6+2</text:span>cs</text:p>
      <text:p text:style-name="P2"/>
      <text:p text:style-name="P4">SRTF</text:p>
      <text:p text:style-name="P4"/>
      <text:p text:style-name="P4"><draw:g text:anchor-type="paragraph" draw:z-index="1" draw:name="Shape3" draw:style-name="gr1"><draw:frame draw:style-name="gr2" draw:text-style-name="P15" svg:width="2.0386in" svg:height="0.4067in" svg:x="2.3657in" svg:y="0.139in"><draw:image xlink:href="Pictures/2000008400002718000007D29487E57F0E735F16.svm" xlink:type="simple" xlink:show="embed" xlink:actuate="onLoad"><text:p/></draw:image></draw:frame><draw:frame draw:style-name="gr2" draw:text-style-name="P15" svg:width="2.4461in" svg:height="0.4067in" svg:x="2.202in" svg:y="0.5217in"><draw:image xlink:href="Pictures/2000009D00002EE9000007CFD26BEBF5AD83BC9D.svm" xlink:type="simple" xlink:show="embed" xlink:actuate="onLoad"><text:p/></draw:image></draw:frame></draw:g></text:p>
      <text:p text:style-name="P4"/>
      <text:p text:style-name="P4"/>
      <text:p text:style-name="P4"/>
      <text:p text:style-name="P4"/>
      <text:p text:style-name="P2">turn around time – <text:span text:style-name="T1">11.2+2</text:span>cs</text:p>
      <text:p text:style-name="P2">wait time – <text:span text:style-name="T1">6.6+2</text:span>cs</text:p>
      <text:p text:style-name="P2"/>
      <text:p text:style-name="P5">priority</text:p>
      <text:p text:style-name="P5"/>
      <text:p text:style-name="P5"><draw:g text:anchor-type="paragraph" draw:z-index="2" draw:name="Shape4" draw:style-name="gr1"><draw:frame draw:style-name="gr2" draw:text-style-name="P15" svg:width="1.9039in" svg:height="0.3803in" svg:x="2.3402in" svg:y="0in"><draw:image xlink:href="Pictures/2000008400002718000007D20A76ED467DCF4403.svm" xlink:type="simple" xlink:show="embed" xlink:actuate="onLoad"><text:p/></draw:image></draw:frame><draw:frame draw:style-name="gr2" draw:text-style-name="P15" svg:width="2.2843in" svg:height="0.3795in" svg:x="2.1874in" svg:y="0.3575in"><draw:image xlink:href="Pictures/2000009D00002EE9000007CFE977E951A2FB5CB4.svm" xlink:type="simple" xlink:show="embed" xlink:actuate="onLoad"><text:p/></draw:image></draw:frame></draw:g></text:p>
      <text:p text:style-name="P2"/>
      <text:p text:style-name="P2"/>
      <text:p text:style-name="P2"/>
      <text:p text:style-name="P3">turn around time – <text:span text:style-name="T2">14.2+2</text:span>cs</text:p>
      <text:p text:style-name="P3">wait time – <text:span text:style-name="T2">9.6+2</text:span>cs</text:p>
      <text:p text:style-name="P3"/>
      <text:p text:style-name="P5">priority with preemption</text:p>
      <text:p text:style-name="P2"><draw:g text:anchor-type="paragraph" draw:z-index="3" draw:name="Shape5" draw:style-name="gr1"><draw:frame draw:style-name="gr2" draw:text-style-name="P15" svg:width="2.2787in" svg:height="0.3795in" svg:x="2.2744in" svg:y="0.2835in"><draw:image xlink:href="Pictures/2000009E00002EE9000007D29F2D4509561F295F.svm" xlink:type="simple" xlink:show="embed" xlink:actuate="onLoad"><text:p/></draw:image></draw:frame><draw:frame draw:style-name="gr2" draw:text-style-name="P15" svg:width="2.6587in" svg:height="0.3795in" svg:x="2.1217in" svg:y="0.6398in"><draw:image xlink:href="Pictures/200000B5000036BA000007CF0F910E6393B8ED5A.svm" xlink:type="simple" xlink:show="embed" xlink:actuate="onLoad"><text:p/></draw:image></draw:frame></draw:g></text:p>
      <text:p text:style-name="P2"/>
      <text:p text:style-name="P2"/>
      <text:p text:style-name="P2"/>
      <text:p text:style-name="P2"/>
      <text:p text:style-name="P3">turn around time – <text:span text:style-name="T2">11.8+3</text:span>cs</text:p>
      <text:p text:style-name="P3">wait time – <text:span text:style-name="T2">7.2+3</text:span>cs</text:p>
      <text:p text:style-name="P3"><text:soft-page-break/></text:p>
      <text:p text:style-name="P3"/>
      <text:p text:style-name="P6">2. If the block is in the cache the access time will be faster, if the cache is not stored on the disk. If the block is not in the cache (cache miss) it will take more time because we need to search the cache to determine if we hit or miss.</text:p>
      <text:p text:style-name="P6"/>
      <text:p text:style-name="P6">3. <text:span text:style-name="T4">Caching is handled by the operating system. It saves data to the memory in contrast to page swapping that is handled by the memory management unit (MMU). The MMU has limited calculation power, it cannot store intermediate data and therefore it cannot preform complicated algorithms such as FBR.</text:span></text:p>
      <text:p text:style-name="P6"/>
      <text:p text:style-name="P7">4.</text:p>
      <text:p text:style-name="P7"><text:bookmark-start text:name="__DdeLink__9_658060479"/>LRU better than LFU</text:p>
      <text:p text:style-name="P7">cache size 2 blocks</text:p>
      <text:p text:style-name="P7">file 3 blocks (A,B,C)</text:p>
      <text:p text:style-name="P7"><text:tab/>read from A 10 times </text:p>
      <text:p text:style-name="P7"><text:tab/>read from B 1 times</text:p>
      <text:p text:style-name="P7"><text:tab/>read from C 1 times</text:p>
      <text:p text:style-name="P7"><text:tab/>read from B 1 times</text:p>
      <text:p text:style-name="P7"><text:tab/>read from C 1 times</text:p>
      <text:p text:style-name="P7"/>
      <text:p text:style-name="P7">LRU 3 miss, 11 hit</text:p>
      <text:p text:style-name="P7">LFU 5 miss, 9 hit<text:bookmark-end text:name="__DdeLink__9_658060479"/></text:p>
      <text:p text:style-name="P7"/>
      <text:p text:style-name="P8">L<text:span text:style-name="T5">F</text:span>U better than L<text:span text:style-name="T5">R</text:span>U</text:p>
      <text:p text:style-name="P8">cache size 2 blocks</text:p>
      <text:p text:style-name="P8">file 3 blocks (A,B,C)</text:p>
      <text:p text:style-name="P8"><text:tab/>read from A <text:span text:style-name="T5">2</text:span> times </text:p>
      <text:p text:style-name="P8"><text:tab/>read from B 1 times</text:p>
      <text:p text:style-name="P8"><text:tab/>read from C 1 times</text:p>
      <text:p text:style-name="P8"><text:tab/>read from <text:span text:style-name="T5">A</text:span> 1 times</text:p>
      <text:p text:style-name="P8"/>
      <text:p text:style-name="P8">LRU <text:span text:style-name="T5">4</text:span> miss, <text:span text:style-name="T5">1</text:span> hit</text:p>
      <text:p text:style-name="P8">LFU <text:span text:style-name="T5">3</text:span> miss, <text:span text:style-name="T5">2</text:span> hit</text:p>
      <text:p text:style-name="P7"/>
      <text:p text:style-name="P7">a <text:span text:style-name="T5">bad patten for both algorithms </text:span></text:p>
      <text:p text:style-name="P8">cache size 2 blocks</text:p>
      <text:p text:style-name="P8">file 3 blocks (A,B,C)</text:p>
      <text:p text:style-name="P8"><text:tab/>read from A 1times </text:p>
      <text:p text:style-name="P8"><text:tab/>read from B 1 times</text:p>
      <text:p text:style-name="P8"><text:tab/>read from C 1 times</text:p>
      <text:p text:style-name="P8"><text:tab/>read from <text:span text:style-name="T5">A</text:span> 1 times</text:p>
      <text:p text:style-name="P8"><text:tab/>read from <text:span text:style-name="T5">B</text:span> 1 times</text:p>
      <text:p text:style-name="P8"><text:tab/>read from <text:span text:style-name="T5">C</text:span> 1 times</text:p>
      <text:p text:style-name="P8"><text:tab/>…</text:p>
      <text:p text:style-name="P8"/>
      <text:p text:style-name="P9">both algorithms might miss every access</text:p>
      <text:p text:style-name="P9"/>
      <text:p text:style-name="P9"><text:soft-page-break/>5. in LFU a block can be stuck in the cache after have been accessed many time in a short time like in a loop. After the loop we stop accessing the block but because its high access count it will be priorities to stay in the cache for a long time, possibly forever. We solve this problem in the FBR by not increasing the block count if it is in the new section, <text:span text:style-name="T6">it been recently accessed.</text:span></text:p>
      <text:p text:style-name="P9"/>
      <text:p text:style-name="P10">PART 2</text:p>
      <text:p text:style-name="P12">1.</text:p>
      <text:p text:style-name="P11">root <text:span text:style-name="T7">directory guide</text:span> → I-node of os →<text:span text:style-name="T8"> os </text:span><text:s/>directory guide → <text:s/><text:span text:style-name="T7">readme.txt </text:span>I-node → <text:span text:style-name="T8">first indirect <text:s/>→ access <text:s/>data → update data → update readme.txt I-node.</text:span></text:p>
      <text:p text:style-name="P13"/>
      <text:p text:style-name="P13">8 disk access</text:p>
      <text:p text:style-name="P13"/>
      <text:p text:style-name="P13">2.</text:p>
      <text:p text:style-name="P13">seek – system call → software interrupt</text:p>
      <text:p text:style-name="P13">read – system call → software interrupt</text:p>
      <text:p text:style-name="P13">reading from disk → <text:s/>hardware interrupt</text:p>
      <text:p text:style-name="P13"/>
      <text:p text:style-name="P13"/>
      <text:p text:style-name="P13">3.</text:p>
      <text:p text:style-name="P13"><text:span text:style-name="T9">a. </text:span>we will use FCFS with an exception.</text:p>
      <text:p text:style-name="P13">When preemption occurs we will run the process for one quantum.</text:p>
      <text:p text:style-name="P13"/>
      <text:p text:style-name="P14">An a A type job ends after a quantum, because of the preemption it will have no waiting time in the algorithm. Only B type will have waiting time. This way we decrease the waiting time to minium.</text:p>
      <text:p text:style-name="P14"/>
      <text:p text:style-name="P14">b. no, we add extra CS over FCFS to decrease the waiting time. Classic FCFS will have less over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2:13:22.570119534</meta:creation-date>
    <dc:date>2017-06-14T14:53:20.613008284</dc:date>
    <meta:editing-duration>PT8M7S</meta:editing-duration>
    <meta:editing-cycles>3</meta:editing-cycles>
    <meta:generator>LibreOffice/5.2.0.4$Linux_X86_64 LibreOffice_project/20m0$Build-4</meta:generator>
    <meta:document-statistic meta:table-count="0" meta:image-count="0" meta:object-count="0" meta:page-count="3" meta:paragraph-count="63" meta:word-count="493" meta:character-count="2508" meta:non-whitespace-character-count="2041"/>
  </office:meta>
</office:document-meta>
</file>